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7.197cm" style:rel-column-width="4080*"/>
    </style:style>
    <style:style style:name="Tableau1.B" style:family="table-column">
      <style:table-column-properties style:column-width="4.136cm" style:rel-column-width="2345*"/>
    </style:style>
    <style:style style:name="Tableau1.C" style:family="table-column">
      <style:table-column-properties style:column-width="5.667cm" style:rel-column-width="3213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4.796cm" table:align="left"/>
    </style:style>
    <style:style style:name="Tableau2.A" style:family="table-column">
      <style:table-column-properties style:column-width="7.599cm"/>
    </style:style>
    <style:style style:name="Tableau2.B" style:family="table-column">
      <style:table-column-properties style:column-width="7.197cm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fr" fo:country="FR" officeooo:rsid="001d5002" officeooo:paragraph-rsid="001d5002"/>
    </style:style>
    <style:style style:name="P2" style:family="paragraph" style:parent-style-name="Title">
      <style:text-properties fo:color="#2a6099" loext:opacity="100%" fo:language="fr" fo:country="FR" style:text-underline-style="solid" style:text-underline-width="auto" style:text-underline-color="font-color" officeooo:rsid="001d5002" officeooo:paragraph-rsid="001d5002"/>
    </style:style>
    <style:style style:name="P3" style:family="paragraph" style:parent-style-name="Standard">
      <style:text-properties fo:color="#2a6099" loext:opacity="100%" fo:language="fr" fo:country="FR" style:text-underline-style="none" officeooo:rsid="001d5002" officeooo:paragraph-rsid="001f3744"/>
    </style:style>
    <style:style style:name="P4" style:family="paragraph" style:parent-style-name="Table_20_Contents">
      <style:paragraph-properties fo:text-align="start" style:justify-single-word="false"/>
      <style:text-properties fo:language="fr" fo:country="FR"/>
    </style:style>
    <style:style style:name="P5" style:family="paragraph" style:parent-style-name="Table_20_Contents">
      <style:paragraph-properties fo:text-align="start" style:justify-single-word="false"/>
      <style:text-properties fo:language="fr" fo:country="FR" officeooo:paragraph-rsid="001f3744"/>
    </style:style>
    <style:style style:name="P6" style:family="paragraph" style:parent-style-name="Table_20_Contents">
      <style:paragraph-properties fo:text-align="center" style:justify-single-word="false"/>
      <style:text-properties fo:language="fr" fo:country="FR" officeooo:rsid="001d5002" officeooo:paragraph-rsid="001d5002"/>
    </style:style>
    <style:style style:name="P7" style:family="paragraph" style:parent-style-name="Table_20_Contents">
      <style:paragraph-properties fo:text-align="center" style:justify-single-word="false"/>
      <style:text-properties fo:language="fr" fo:country="FR"/>
    </style:style>
    <style:style style:name="P8" style:family="paragraph" style:parent-style-name="Table_20_Contents">
      <style:paragraph-properties fo:text-align="center" style:justify-single-word="false"/>
      <style:text-properties fo:language="fr" fo:country="FR" officeooo:paragraph-rsid="001f3744"/>
    </style:style>
    <style:style style:name="P9" style:family="paragraph" style:parent-style-name="Table_20_Contents">
      <style:paragraph-properties fo:text-align="start" style:justify-single-word="false"/>
      <style:text-properties fo:language="fr" fo:country="FR" officeooo:rsid="001f3744" officeooo:paragraph-rsid="001f3744"/>
    </style:style>
    <style:style style:name="P10" style:family="paragraph" style:parent-style-name="Table_20_Contents">
      <style:paragraph-properties fo:text-align="start" style:justify-single-word="false"/>
      <style:text-properties fo:language="fr" fo:country="FR" style:text-underline-style="solid" style:text-underline-width="auto" style:text-underline-color="font-color" officeooo:rsid="001f3744" officeooo:paragraph-rsid="001f3744"/>
    </style:style>
    <style:style style:name="P11" style:family="paragraph" style:parent-style-name="Table_20_Contents">
      <style:paragraph-properties fo:text-align="center" style:justify-single-word="false"/>
      <style:text-properties officeooo:rsid="001f3744" officeooo:paragraph-rsid="001f3744"/>
    </style:style>
    <style:style style:name="P12" style:family="paragraph" style:parent-style-name="Text_20_body">
      <style:text-properties fo:color="#2a6099" loext:opacity="100%" fo:language="fr" fo:country="FR" style:text-underline-style="solid" style:text-underline-width="auto" style:text-underline-color="font-color" officeooo:rsid="001d5002" officeooo:paragraph-rsid="001d5002"/>
    </style:style>
    <style:style style:name="P13" style:family="paragraph" style:parent-style-name="Text_20_body">
      <style:text-properties fo:color="#2a6099" loext:opacity="100%" fo:language="fr" fo:country="FR" style:text-underline-style="none" officeooo:rsid="001d5002" officeooo:paragraph-rsid="001d5002"/>
    </style:style>
    <style:style style:name="P14" style:family="paragraph" style:parent-style-name="Text_20_body">
      <style:text-properties fo:color="#2a6099" loext:opacity="100%" fo:language="fr" fo:country="FR" style:text-underline-style="none" officeooo:rsid="001d5002" officeooo:paragraph-rsid="001f3744"/>
    </style:style>
    <style:style style:name="T1" style:family="text">
      <style:text-properties officeooo:rsid="001d5002"/>
    </style:style>
    <style:style style:name="T2" style:family="text">
      <style:text-properties officeooo:rsid="001f37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llal SALMI<text:tab/><text:tab/><text:tab/><text:tab/><text:tab/><text:tab/> <text:s text:c="3"/>S1_B2_INFO</text:p>
      <text:p text:style-name="P1">Matière : BDD<text:tab/><text:tab/><text:tab/><text:tab/><text:tab/> <text:s text:c="22"/>12/09/2022</text:p>
      <text:p text:style-name="P1"/>
      <text:p text:style-name="P2">TP-1 Le village Gaulois :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Nom</text:p>
          </table:table-cell>
          <table:table-cell table:style-name="Tableau1.A1" office:value-type="string">
            <text:p text:style-name="P6">Exemple de valeurs</text:p>
          </table:table-cell>
          <table:table-cell table:style-name="Tableau1.C1" office:value-type="string">
            <text:p text:style-name="P6">Règles?</text:p>
          </table:table-cell>
        </table:table-row>
        <table:table-row>
          <table:table-cell table:style-name="Tableau1.A2" office:value-type="string">
            <text:p text:style-name="P10">QUARTIER :</text:p>
            <text:p text:style-name="P4">-<text:span text:style-name="T2">Numéro dans la rue</text:span></text:p>
            <text:p text:style-name="P4">-<text:span text:style-name="T1">Nombre de Bataille</text:span></text:p>
            <text:p text:style-name="P4">-<text:span text:style-name="T1">Les plans de Bataille</text:span></text:p>
            <text:p text:style-name="P4">-<text:span text:style-name="T1">Les noms des Quartier</text:span></text:p>
            <text:p text:style-name="P4">-<text:span text:style-name="T1">Informations sur les habitants</text:span></text:p>
            <text:p text:style-name="P5">-<text:span text:style-name="T2">Distance du quartier au centre du village</text:span></text:p>
            <text:p text:style-name="P10">HABITANT :</text:p>
            <text:p text:style-name="P5">-<text:span text:style-name="T2">Nom habitants</text:span></text:p>
            <text:p text:style-name="P5">-<text:span text:style-name="T2">Numéro Registre civil</text:span></text:p>
            <text:p text:style-name="P5">-<text:span text:style-name="T2">Sexe habitants-Date de naissance</text:span></text:p>
            <text:p text:style-name="P5">-<text:span text:style-name="T2">Région naissance habitant</text:span></text:p>
            <text:p text:style-name="P5">-<text:span text:style-name="T2">Village naissance habitants</text:span></text:p>
            <text:p text:style-name="P5">-<text:span text:style-name="T2">Statut civique (ancien combattant…)</text:span></text:p>
            <text:p text:style-name="P5">-<text:span text:style-name="T2">Poids Habitant</text:span></text:p>
            <text:p text:style-name="P5">-<text:span text:style-name="T1">Spécialité d’un combattant</text:span></text:p>
            <text:p text:style-name="P5">-<text:span text:style-name="T2">Rue du combattant</text:span></text:p>
            <text:p text:style-name="P10">COMBAT :</text:p>
            <text:p text:style-name="P9">-Nom Combat</text:p>
            <text:p text:style-name="P9">-Date combat</text:p>
            <text:p text:style-name="P9">-Lieu combat </text:p>
            <text:p text:style-name="P10">CASQUE :</text:p>
            <text:p text:style-name="P5"><text:span text:style-name="T2"><text:s/>-Forme casque</text:span></text:p>
            <text:p text:style-name="P5">-<text:span text:style-name="T2">Grade casque</text:span></text:p>
            <text:p text:style-name="P5">-<text:span text:style-name="T2">Etat casque</text:span></text:p>
            <text:p text:style-name="P5">-<text:span text:style-name="T2">Stockage Musée</text:span></text:p>
            <text:p text:style-name="P5">-<text:span text:style-name="T2">Prix du casque par 1 habitants</text:span></text:p>
            <text:p text:style-name="P5">-<text:span text:style-name="T2">Lieux prise du casque</text:span></text:p>
            <text:p text:style-name="P10"/>
            <text:p text:style-name="P10"/>
            <text:p text:style-name="P10"/>
            <text:p text:style-name="P10"><text:soft-page-break/>POTION :</text:p>
            <text:p text:style-name="P5">-<text:span text:style-name="T2">Nom potion</text:span></text:p>
            <text:p text:style-name="P5">-<text:span text:style-name="T2">Intervalle de prise entre 2 potion</text:span></text:p>
            <text:p text:style-name="P5">-<text:span text:style-name="T2">Dose à prévoir</text:span></text:p>
            <text:p text:style-name="P9">-Effets</text:p>
            <text:p text:style-name="P9">-Quantité prise potion par habitant</text:p>
            <text:p text:style-name="P9">-Date, prix potion par habitant</text:p>
          </table:table-cell>
          <table:table-cell table:style-name="Tableau1.A2" office:value-type="string">
            <text:p text:style-name="P7"/>
            <text:p text:style-name="P7"/>
          </table:table-cell>
          <table:table-cell table:style-name="Tableau1.C2" office:value-type="string">
            <text:p text:style-name="P7"/>
          </table:table-cell>
        </table:table-row>
      </table:table>
      <text:p text:style-name="P1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Quartiers</text:p>
          </table:table-cell>
          <table:table-cell table:style-name="Tableau2.B1" office:value-type="string">
            <text:p text:style-name="P11">Quartiers</text:p>
          </table:table-cell>
        </table:table-row>
        <table:table-row>
          <table:table-cell table:style-name="Tableau2.A2" office:value-type="string">
            <text:p text:style-name="P9">Résidence</text:p>
            <text:p text:style-name="P9">10/10/1840</text:p>
            <text:p text:style-name="P9">1,5km</text:p>
            <text:p text:style-name="P9">Vert</text:p>
            <text:p text:style-name="P9">Rouge</text:p>
            <text:p text:style-name="P9">Blanc</text:p>
          </table:table-cell>
          <table:table-cell table:style-name="Tableau2.B2" office:value-type="string">
            <text:p text:style-name="P9">Résidence</text:p>
            <text:p text:style-name="P9">10/10/1840</text:p>
            <text:p text:style-name="P9">1,5km</text:p>
            <text:p text:style-name="P9">Vert</text:p>
            <text:p text:style-name="P9">Rouge</text:p>
            <text:p text:style-name="P9">Blanc</text:p>
          </table:table-cell>
        </table:table-row>
      </table:table>
      <text:p text:style-name="P3"/>
      <text:p text:style-name="P3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Calibri" fo:font-size="14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libri" fo:font-size="14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6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4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13T11:00:45.891000000</dc:date>
    <meta:editing-duration>PT3H48M33S</meta:editing-duration>
    <meta:editing-cycles>2</meta:editing-cycles>
    <meta:generator>LibreOffice/7.4.0.3$Windows_X86_64 LibreOffice_project/f85e47c08ddd19c015c0114a68350214f7066f5a</meta:generator>
    <meta:document-statistic meta:table-count="2" meta:image-count="0" meta:object-count="0" meta:page-count="2" meta:paragraph-count="55" meta:word-count="140" meta:character-count="925" meta:non-whitespace-character-count="802"/>
  </office:meta>
</office:document-meta>
</file>